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996633" draw:fill-color="#996633" draw:textarea-vertical-align="middle"/>
    </style:style>
    <style:style style:name="gr3" style:family="graphic" style:parent-style-name="standard">
      <style:graphic-properties draw:fill-color="#996633" draw:textarea-vertical-align="middle"/>
    </style:style>
    <style:style style:name="gr4" style:family="graphic" style:parent-style-name="standard">
      <style:graphic-properties draw:fill-color="#461900" draw:textarea-vertical-align="middle"/>
    </style:style>
    <style:style style:name="gr5" style:family="graphic" style:parent-style-name="standard">
      <style:graphic-properties draw:fill-color="#003300" draw:textarea-vertical-align="middle"/>
    </style:style>
    <style:style style:name="gr6" style:family="graphic" style:parent-style-name="standard">
      <style:graphic-properties draw:fill-color="#663300" draw:textarea-vertical-align="middle"/>
    </style:style>
    <style:style style:name="gr7" style:family="graphic" style:parent-style-name="standard">
      <style:graphic-properties svg:stroke-color="#661900" draw:fill-color="#661900" draw:textarea-vertical-align="middle"/>
    </style:style>
    <style:style style:name="gr8" style:family="graphic" style:parent-style-name="standard">
      <style:graphic-properties draw:fill-color="#661900" draw:textarea-vertical-align="middle"/>
    </style:style>
    <style:style style:name="gr9" style:family="graphic" style:parent-style-name="standard">
      <style:graphic-properties svg:stroke-color="#009933" draw:fill-color="#006600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gr11" style:family="graphic" style:parent-style-name="objectwithoutfill">
      <style:graphic-properties svg:stroke-width="0.028cm" svg:stroke-color="#0066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fo:min-height="1.15cm"/>
    </style:style>
    <style:style style:name="gr13" style:family="graphic" style:parent-style-name="objectwithoutfill">
      <style:graphic-properties svg:stroke-color="#00cc00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666cm"/>
    </style:style>
    <style:style style:name="gr15" style:family="graphic" style:parent-style-name="standard">
      <style:graphic-properties draw:fill-color="#330000" draw:textarea-vertical-align="middle"/>
    </style:style>
    <style:style style:name="gr16" style:family="graphic" style:parent-style-name="objectwithoutfill">
      <style:graphic-properties svg:stroke-width="0.028cm" svg:stroke-color="#00cc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7" style:family="graphic" style:parent-style-name="objectwithoutfill">
      <style:graphic-properties draw:stroke="solid" svg:stroke-width="0.028cm" svg:stroke-color="#00cc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draw:stroke="none" svg:stroke-color="#000000" draw:fill="none" draw:fill-color="#ffffff" fo:min-height="2.33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8.5cm" svg:height="14.2cm" svg:x="1.4cm" svg:y="3.2cm">
          <text:p/>
        </draw:rect>
        <draw:rect draw:style-name="gr1" draw:text-style-name="P1" draw:layer="layout" svg:width="8.5cm" svg:height="14.2cm" svg:x="10.5cm" svg:y="3.2cm">
          <text:p/>
        </draw:rect>
        <draw:rect draw:style-name="gr1" draw:text-style-name="P1" draw:layer="layout" svg:width="8.5cm" svg:height="14.2cm" svg:x="19.6cm" svg:y="3.2cm">
          <text:p/>
        </draw:rect>
        <draw:polygon draw:style-name="gr2" draw:text-style-name="P1" draw:layer="layout" svg:width="2.499cm" svg:height="9.199cm" svg:x="7.4cm" svg:y="7.9cm" svg:viewBox="0 0 2500 9200" draw:points="0,9200 800,9000 900,8900 1500,8300 1700,7300 2000,5100 2200,1600 2000,600 2500,0 2500,9100">
          <text:p/>
        </draw:polygon>
        <draw:polygon draw:style-name="gr3" draw:text-style-name="P1" draw:layer="layout" svg:width="4.799cm" svg:height="0.499cm" svg:x="4.9cm" svg:y="7.9cm" svg:viewBox="0 0 4800 500" draw:points="4500,500 3100,300 0,100 200,0 2200,0 4400,200 4800,200">
          <text:p/>
        </draw:polygon>
        <draw:polygon draw:style-name="gr2" draw:text-style-name="P1" draw:layer="layout" svg:width="2.499cm" svg:height="9.199cm" svg:x="16.5cm" svg:y="8cm" svg:viewBox="0 0 2500 9200" draw:points="0,9200 800,9000 900,8900 1500,8300 1700,7300 2000,5100 2200,1600 2000,600 2500,0 2500,9100">
          <text:p/>
        </draw:polygon>
        <draw:polygon draw:style-name="gr3" draw:text-style-name="P1" draw:layer="layout" svg:width="4.799cm" svg:height="0.499cm" svg:x="11.3cm" svg:y="16.6cm" svg:viewBox="0 0 4800 500" draw:points="4500,500 3100,300 0,100 200,0 2200,0 4400,200 4800,200">
          <text:p/>
        </draw:polygon>
        <draw:polygon draw:style-name="gr2" draw:text-style-name="P1" draw:layer="layout" svg:width="2.499cm" svg:height="9.199cm" svg:x="25.6cm" svg:y="7.9cm" svg:viewBox="0 0 2500 9200" draw:points="0,9200 800,9000 900,8900 1500,8300 1700,7300 2000,5100 2200,1600 2000,600 2500,0 2500,9100">
          <text:p/>
        </draw:polygon>
        <draw:polygon draw:style-name="gr4" draw:text-style-name="P1" draw:layer="layout" svg:width="5.399cm" svg:height="0.299cm" svg:x="20cm" svg:y="16.8cm" svg:viewBox="0 0 5400 300" draw:points="0,300 2000,0 4200,0 5200,200 5400,300">
          <text:p/>
        </draw:polygon>
        <draw:polygon draw:style-name="gr5" draw:text-style-name="P1" draw:layer="layout" svg:width="0.199cm" svg:height="0.199cm" svg:x="5.7cm" svg:y="7.7cm" svg:viewBox="0 0 200 200" draw:points="100,200 0,0 100,100 200,0">
          <text:p/>
        </draw:polygon>
      </draw:page>
      <draw:page draw:name="page2" draw:style-name="dp1" draw:master-page-name="Standard">
        <draw:rect draw:style-name="gr1" draw:text-style-name="P1" draw:layer="layout" svg:width="8.5cm" svg:height="14.2cm" svg:x="11cm" svg:y="3.3cm">
          <text:p/>
        </draw:rect>
        <draw:rect draw:style-name="gr6" draw:text-style-name="P1" draw:layer="layout" svg:width="8.5cm" svg:height="0.3cm" svg:x="11cm" svg:y="17.2cm">
          <text:p/>
        </draw:rect>
        <draw:polygon draw:style-name="gr7" draw:text-style-name="P1" draw:layer="layout" svg:width="2.699cm" svg:height="11.899cm" svg:x="16.8cm" svg:y="5.3cm" svg:viewBox="0 0 2700 11900" draw:points="0,11900 500,11700 1200,11200 1700,10200 2000,7100 1900,2300 1600,500 1700,0 2700,0 2700,11900">
          <text:p/>
        </draw:polygon>
        <draw:polygon draw:style-name="gr8" draw:text-style-name="P1" draw:layer="layout" svg:width="4.499cm" svg:height="0.599cm" svg:x="14cm" svg:y="5.2cm" svg:viewBox="0 0 4500 600" draw:points="4400,600 3500,400 1500,200 200,200 0,100 600,0 2100,0 4500,100">
          <text:p/>
        </draw:polygon>
        <draw:polygon draw:style-name="gr9" draw:text-style-name="P1" draw:layer="layout" svg:width="0.199cm" svg:height="0.199cm" svg:x="14.5cm" svg:y="5cm" svg:viewBox="0 0 200 200" draw:points="100,200 0,0 100,100 200,0">
          <text:p/>
        </draw:polygon>
        <draw:polygon draw:style-name="gr9" draw:text-style-name="P1" draw:layer="layout" svg:width="0.199cm" svg:height="0.199cm" svg:x="15.4cm" svg:y="5cm" svg:viewBox="0 0 200 200" draw:points="100,200 0,0 100,100 200,0">
          <text:p/>
        </draw:polygon>
        <draw:polygon draw:style-name="gr9" draw:text-style-name="P1" draw:layer="layout" svg:width="0.199cm" svg:height="0.199cm" svg:x="16.8cm" svg:y="5.1cm" svg:viewBox="0 0 200 200" draw:points="100,200 0,0 100,100 200,0">
          <text:p/>
        </draw:polygon>
        <draw:frame draw:style-name="gr10" draw:text-style-name="P2" draw:layer="layout" svg:width="3.2cm" svg:height="0.806cm" svg:x="14.1cm" svg:y="4.1cm">
          <draw:text-box>
            <text:p text:style-name="P2"><text:span text:style-name="T1">Orthotricum</text:span></text:p>
          </draw:text-box>
        </draw:frame>
        <draw:path draw:style-name="gr11" draw:text-style-name="P1" draw:layer="layout" svg:width="0.083cm" svg:height="0.421cm" svg:x="14.503cm" svg:y="15.121cm" svg:viewBox="0 0 84 422" svg:d="M0 422c40-43 11-93 14-141 3-49-13-97-9-145v-47l42-51 37-38">
          <text:p/>
        </draw:path>
        <draw:path draw:style-name="gr11" draw:text-style-name="P1" draw:layer="layout" svg:width="0.052cm" svg:height="0.402cm" svg:x="14.788cm" svg:y="15.135cm" svg:viewBox="0 0 53 403" svg:d="M38 403c17-45 7-94 14-141 11-71-107-90-19-145l5-47-23-51-14-19">
          <text:p/>
        </draw:path>
        <draw:path draw:style-name="gr11" draw:text-style-name="P1" draw:layer="layout" svg:width="0.04cm" svg:height="0.393cm" svg:x="14.972cm" svg:y="15.135cm" svg:viewBox="0 0 41 394" svg:d="M23 394c-29-45-30-103-5-141 38-58-13-97 23-145l-9-47-14-47-5-14">
          <text:p/>
        </draw:path>
        <draw:frame draw:style-name="gr12" draw:text-style-name="P2" draw:layer="layout" svg:width="3.7cm" svg:height="1.4cm" svg:x="13.5cm" svg:y="14.4cm">
          <draw:text-box>
            <text:p text:style-name="P2">polytrichum</text:p>
          </draw:text-box>
        </draw:frame>
        <draw:g>
          <draw:path draw:style-name="gr13" draw:text-style-name="P1" draw:layer="layout" svg:width="-0.338cm" svg:height="-0.078cm" svg:x="10.139cm" svg:y="8.479cm" svg:viewBox="0 0 -339 -79" svg:d="M339 0c-68 161-200 20-309 59l-30-30">
            <text:p/>
          </draw:path>
          <draw:path draw:style-name="gr13" draw:text-style-name="P1" draw:layer="layout" svg:width="-0.504cm" svg:height="-0.171cm" svg:x="10.3cm" svg:y="8.472cm" svg:viewBox="0 0 -505 -172" svg:d="M505 0c-38 92-127 161-220 171-81 9-160-47-245-33l-40-32">
            <text:p/>
          </draw:path>
        </draw:g>
        <draw:g>
          <draw:path draw:style-name="gr13" draw:text-style-name="P1" draw:layer="layout" svg:width="0.418cm" svg:height="0.118cm" svg:x="9.763cm" svg:y="8.938cm" svg:viewBox="0 0 419 119" svg:d="M0 119c-2-67 81-154 140-104 60 50 124 28 188 37h61l30 6">
            <text:p/>
          </draw:path>
          <draw:path draw:style-name="gr13" draw:text-style-name="P1" draw:layer="layout" svg:width="0.134cm" svg:height="0.14cm" svg:x="9.665cm" svg:y="8.897cm" svg:viewBox="0 0 135 141" svg:d="M114 141c16-39 56-175-51-133l-63 24 6 6">
            <text:p/>
          </draw:path>
          <draw:path draw:style-name="gr13" draw:text-style-name="P1" draw:layer="layout" svg:width="0.299cm" svg:height="0.227cm" svg:x="9.8cm" svg:y="8.772cm" svg:viewBox="0 0 300 228" svg:d="M0 228c22-41 87-84 56-136-33-56 33-100 77-91 46 10 87 37 129 64l38-14">
            <text:p/>
          </draw:path>
        </draw:g>
      </draw:page>
      <draw:page draw:name="page3" draw:style-name="dp1" draw:master-page-name="Standard">
        <draw:rect draw:style-name="gr1" draw:text-style-name="P1" draw:layer="layout" svg:width="8.5cm" svg:height="14.2cm" svg:x="1.7cm" svg:y="3.2cm">
          <text:p/>
        </draw:rect>
        <draw:rect draw:style-name="gr6" draw:text-style-name="P1" draw:layer="layout" svg:width="8.5cm" svg:height="0.3cm" svg:x="1.7cm" svg:y="17.1cm">
          <text:p/>
        </draw:rect>
        <draw:polygon draw:style-name="gr7" draw:text-style-name="P1" draw:layer="layout" svg:width="2.699cm" svg:height="11.899cm" svg:x="7.5cm" svg:y="5.2cm" svg:viewBox="0 0 2700 11900" draw:points="0,11900 500,11700 1200,11200 1700,10200 2000,7100 1900,2300 1600,500 1700,0 2700,0 2700,11900">
          <text:p/>
        </draw:polygon>
        <draw:polygon draw:style-name="gr8" draw:text-style-name="P1" draw:layer="layout" svg:width="4.499cm" svg:height="0.599cm" svg:x="4.7cm" svg:y="5.1cm" svg:viewBox="0 0 4500 600" draw:points="4400,600 3500,400 1500,200 200,200 0,100 600,0 2100,0 4500,100">
          <text:p/>
        </draw:polygon>
        <draw:polygon draw:style-name="gr9" draw:text-style-name="P1" draw:layer="layout" svg:width="0.199cm" svg:height="0.199cm" svg:x="5.2cm" svg:y="4.9cm" svg:viewBox="0 0 200 200" draw:points="100,200 0,0 100,100 200,0">
          <text:p/>
        </draw:polygon>
        <draw:polygon draw:style-name="gr9" draw:text-style-name="P1" draw:layer="layout" svg:width="0.199cm" svg:height="0.199cm" svg:x="6.1cm" svg:y="4.9cm" svg:viewBox="0 0 200 200" draw:points="100,200 0,0 100,100 200,0">
          <text:p/>
        </draw:polygon>
        <draw:polygon draw:style-name="gr9" draw:text-style-name="P1" draw:layer="layout" svg:width="0.199cm" svg:height="0.199cm" svg:x="7.5cm" svg:y="5cm" svg:viewBox="0 0 200 200" draw:points="100,200 0,0 100,100 200,0">
          <text:p/>
        </draw:polygon>
        <draw:frame draw:style-name="gr14" draw:text-style-name="P3" draw:layer="layout" svg:width="4.5cm" svg:height="1.916cm" svg:x="4.3cm" svg:y="4.2cm">
          <draw:text-box>
            <text:p text:style-name="P3"><text:span text:style-name="T2">Orthotrichum montanum</text:span></text:p>
          </draw:text-box>
        </draw:frame>
        <draw:rect draw:style-name="gr1" draw:text-style-name="P1" draw:layer="layout" svg:width="8.5cm" svg:height="14.2cm" svg:x="10.8cm" svg:y="3.2cm">
          <text:p/>
        </draw:rect>
        <draw:rect draw:style-name="gr6" draw:text-style-name="P1" draw:layer="layout" svg:width="8.5cm" svg:height="0.3cm" svg:x="10.8cm" svg:y="17.1cm">
          <text:p/>
        </draw:rect>
        <draw:polygon draw:style-name="gr7" draw:text-style-name="P1" draw:layer="layout" svg:width="2.699cm" svg:height="11.899cm" svg:x="16.6cm" svg:y="5.2cm" svg:viewBox="0 0 2700 11900" draw:points="0,11900 500,11700 1200,11200 1700,10200 2000,7100 1900,2300 1600,500 1700,0 2700,0 2700,11900">
          <text:p/>
        </draw:polygon>
        <draw:polygon draw:style-name="gr8" draw:text-style-name="P1" draw:layer="layout" svg:width="4.499cm" svg:height="0.597cm" draw:transform="skewX (0.0734783615089474) rotate (0.0738274273593462) translate (11.6122231258147cm 16.9319242903274cm)" svg:viewBox="0 0 4500 598" draw:points="4400,598 3500,399 1500,199 200,199 0,100 600,0 2100,0 4500,100">
          <text:p/>
        </draw:polygon>
        <draw:polygon draw:style-name="gr9" draw:text-style-name="P1" draw:layer="layout" svg:width="0.199cm" svg:height="0.199cm" draw:transform="skewX (0.0752236907609414) rotate (0.0752236907609414) translate (12.110896028cm 16.6950415187889cm)" svg:viewBox="0 0 200 200" draw:points="100,200 0,0 100,100 200,0">
          <text:p/>
        </draw:polygon>
        <draw:polygon draw:style-name="gr9" draw:text-style-name="P1" draw:layer="layout" svg:width="0.199cm" svg:height="0.199cm" draw:transform="skewX (0.0752236907609414) rotate (0.0748746249105426) translate (13.0084444217cm 16.6286571770614cm)" svg:viewBox="0 0 200 200" draw:points="100,200 0,0 100,100 200,0">
          <text:p/>
        </draw:polygon>
        <draw:polygon draw:style-name="gr9" draw:text-style-name="P1" draw:layer="layout" svg:width="0.199cm" svg:height="0.199cm" draw:transform="skewX (0.06981317007976) rotate (0.0701622359301588) translate (14.4046305553971cm 16.624657818885cm)" svg:viewBox="0 0 200 200" draw:points="100,200 0,1 100,100 200,0">
          <text:p/>
        </draw:polygon>
        <draw:rect draw:style-name="gr1" draw:text-style-name="P1" draw:layer="layout" svg:width="8.5cm" svg:height="14.2cm" svg:x="19.9cm" svg:y="3.2cm">
          <text:p/>
        </draw:rect>
        <draw:rect draw:style-name="gr6" draw:text-style-name="P1" draw:layer="layout" svg:width="8.5cm" svg:height="0.3cm" svg:x="19.9cm" svg:y="17.1cm">
          <text:p/>
        </draw:rect>
        <draw:polygon draw:style-name="gr7" draw:text-style-name="P1" draw:layer="layout" svg:width="2.699cm" svg:height="11.899cm" svg:x="25.7cm" svg:y="5.2cm" svg:viewBox="0 0 2700 11900" draw:points="0,11900 500,11700 1200,11200 1700,10200 2000,7100 1900,2300 1600,500 1700,0 2700,0 2700,11900">
          <text:p/>
        </draw:polygon>
        <draw:path draw:style-name="gr11" draw:text-style-name="P1" draw:layer="layout" svg:width="0.083cm" svg:height="0.421cm" svg:x="21.89cm" svg:y="16.578cm" svg:viewBox="0 0 84 422" svg:d="M0 422c40-43 11-93 14-141 3-49-13-97-9-145v-47l42-51 37-38">
          <text:p/>
        </draw:path>
        <draw:path draw:style-name="gr11" draw:text-style-name="P1" draw:layer="layout" svg:width="0.052cm" svg:height="0.402cm" svg:x="22.175cm" svg:y="16.592cm" svg:viewBox="0 0 53 403" svg:d="M38 403c17-45 7-94 14-141 11-71-107-90-19-145l5-47-23-51-14-19">
          <text:p/>
        </draw:path>
        <draw:path draw:style-name="gr11" draw:text-style-name="P1" draw:layer="layout" svg:width="0.04cm" svg:height="0.393cm" svg:x="22.359cm" svg:y="16.592cm" svg:viewBox="0 0 41 394" svg:d="M23 394c-29-45-30-103-5-141 38-58-13-97 23-145l-9-47-14-47-5-14">
          <text:p/>
        </draw:path>
        <draw:frame draw:style-name="gr12" draw:text-style-name="P3" draw:layer="layout" svg:width="3.7cm" svg:height="1.4cm" svg:x="20.9cm" svg:y="14.7cm">
          <draw:text-box>
            <text:p text:style-name="P3"><text:span text:style-name="T2">Polytrichum formosum</text:span></text:p>
          </draw:text-box>
        </draw:frame>
        <draw:polygon draw:style-name="gr15" draw:text-style-name="P1" draw:layer="layout" svg:width="4.299cm" svg:height="0.399cm" svg:x="21.2cm" svg:y="16.8cm" svg:viewBox="0 0 4300 400" draw:points="0,400 400,100 1300,0 3000,0 3600,100 4300,400">
          <text:p/>
        </draw:polygon>
        <draw:path draw:style-name="gr11" draw:text-style-name="P1" draw:layer="layout" svg:width="0.083cm" svg:height="0.421cm" svg:x="22.6cm" svg:y="16.578cm" svg:viewBox="0 0 84 422" svg:d="M0 422c40-43 11-93 14-141 3-49-13-97-9-145v-47l42-51 37-38">
          <text:p/>
        </draw:path>
        <draw:path draw:style-name="gr11" draw:text-style-name="P1" draw:layer="layout" svg:width="0.052cm" svg:height="0.402cm" svg:x="22.885cm" svg:y="16.592cm" svg:viewBox="0 0 53 403" svg:d="M38 403c17-45 7-94 14-141 11-71-107-90-19-145l5-47-23-51-14-19">
          <text:p/>
        </draw:path>
        <draw:path draw:style-name="gr11" draw:text-style-name="P1" draw:layer="layout" svg:width="0.04cm" svg:height="0.393cm" svg:x="23.069cm" svg:y="16.592cm" svg:viewBox="0 0 41 394" svg:d="M23 394c-29-45-30-103-5-141 38-58-13-97 23-145l-9-47-14-47-5-14">
          <text:p/>
        </draw:path>
        <draw:path draw:style-name="gr11" draw:text-style-name="P1" draw:layer="layout" svg:width="0.083cm" svg:height="0.421cm" svg:x="23.3cm" svg:y="16.578cm" svg:viewBox="0 0 84 422" svg:d="M0 422c40-43 11-93 14-141 3-49-13-97-9-145v-47l42-51 37-38">
          <text:p/>
        </draw:path>
        <draw:path draw:style-name="gr11" draw:text-style-name="P1" draw:layer="layout" svg:width="0.052cm" svg:height="0.402cm" svg:x="23.585cm" svg:y="16.592cm" svg:viewBox="0 0 53 403" svg:d="M38 403c17-45 7-94 14-141 11-71-107-90-19-145l5-47-23-51-14-19">
          <text:p/>
        </draw:path>
        <draw:path draw:style-name="gr11" draw:text-style-name="P1" draw:layer="layout" svg:width="0.04cm" svg:height="0.393cm" svg:x="23.769cm" svg:y="16.592cm" svg:viewBox="0 0 41 394" svg:d="M23 394c-29-45-30-103-5-141 38-58-13-97 23-145l-9-47-14-47-5-14">
          <text:p/>
        </draw:path>
        <draw:path draw:style-name="gr11" draw:text-style-name="P1" draw:layer="layout" svg:width="0.083cm" svg:height="0.421cm" svg:x="24.1cm" svg:y="16.6cm" svg:viewBox="0 0 84 422" svg:d="M0 422c40-43 11-93 14-141 3-49-13-97-9-145v-47l42-51 37-38">
          <text:p/>
        </draw:path>
        <draw:path draw:style-name="gr11" draw:text-style-name="P1" draw:layer="layout" svg:width="0.052cm" svg:height="0.402cm" svg:x="24.385cm" svg:y="16.614cm" svg:viewBox="0 0 53 403" svg:d="M38 403c17-45 7-94 14-141 11-71-107-90-19-145l5-47-23-51-14-19">
          <text:p/>
        </draw:path>
        <draw:path draw:style-name="gr11" draw:text-style-name="P1" draw:layer="layout" svg:width="0.04cm" svg:height="0.393cm" svg:x="24.569cm" svg:y="16.614cm" svg:viewBox="0 0 41 394" svg:d="M23 394c-29-45-30-103-5-141 38-58-13-97 23-145l-9-47-14-47-5-14">
          <text:p/>
        </draw:path>
        <draw:g>
          <draw:path draw:style-name="gr16" draw:text-style-name="P1" draw:layer="layout" svg:width="-0.338cm" svg:height="-0.078cm" svg:x="12.844cm" svg:y="16.879cm" svg:viewBox="0 0 -339 -79" svg:d="M339 0c-68 161-200 20-309 59l-30-30">
            <text:p/>
          </draw:path>
          <draw:path draw:style-name="gr16" draw:text-style-name="P1" draw:layer="layout" svg:width="-0.504cm" svg:height="-0.171cm" svg:x="13.005cm" svg:y="16.872cm" svg:viewBox="0 0 -505 -172" svg:d="M505 0c-38 92-127 161-220 171-81 9-160-47-245-33l-40-32">
            <text:p/>
          </draw:path>
        </draw:g>
        <draw:g>
          <draw:path draw:style-name="gr17" draw:text-style-name="P1" draw:layer="layout" svg:width="0.418cm" svg:height="0.118cm" svg:x="13.581cm" svg:y="16.681cm" svg:viewBox="0 0 419 119" svg:d="M0 119c-2-67 81-154 140-104 60 50 124 28 188 37h61l30 6">
            <text:p/>
          </draw:path>
          <draw:path draw:style-name="gr17" draw:text-style-name="P1" draw:layer="layout" svg:width="0.134cm" svg:height="0.14cm" svg:x="13.483cm" svg:y="16.64cm" svg:viewBox="0 0 135 141" svg:d="M114 141c16-39 56-175-51-133l-63 24 6 6">
            <text:p/>
          </draw:path>
          <draw:path draw:style-name="gr17" draw:text-style-name="P1" draw:layer="layout" svg:width="0.299cm" svg:height="0.227cm" svg:x="13.618cm" svg:y="16.515cm" svg:viewBox="0 0 300 228" svg:d="M0 228c22-41 87-84 56-136-33-56 33-100 77-91 46 10 87 37 129 64l38-14">
            <text:p/>
          </draw:path>
        </draw:g>
        <draw:g>
          <draw:path draw:style-name="gr17" draw:text-style-name="P1" draw:layer="layout" svg:width="0.418cm" svg:height="0.118cm" svg:x="14.983cm" svg:y="16.666cm" svg:viewBox="0 0 419 119" svg:d="M419 119c2-67-81-154-140-104-60 50-124 28-188 37h-61l-30 6">
            <text:p/>
          </draw:path>
          <draw:path draw:style-name="gr17" draw:text-style-name="P1" draw:layer="layout" svg:width="0.134cm" svg:height="0.14cm" svg:x="15.365cm" svg:y="16.625cm" svg:viewBox="0 0 135 141" svg:d="M21 141c-16-39-56-175 50-133l64 24-6 6">
            <text:p/>
          </draw:path>
          <draw:path draw:style-name="gr17" draw:text-style-name="P1" draw:layer="layout" svg:width="0.299cm" svg:height="0.227cm" svg:x="15.065cm" svg:y="16.5cm" svg:viewBox="0 0 300 228" svg:d="M300 228c-22-41-87-84-56-136 33-56-33-100-77-91-46 10-87 37-129 64l-38-14">
            <text:p/>
          </draw:path>
        </draw:g>
        <draw:g>
          <draw:path draw:style-name="gr16" draw:text-style-name="P1" draw:layer="layout" svg:width="-0.338cm" svg:height="-0.078cm" svg:x="15.939cm" svg:y="16.7cm" svg:viewBox="0 0 -339 -79" svg:d="M339 0c-68 161-200 20-309 59l-30-30">
            <text:p/>
          </draw:path>
          <draw:path draw:style-name="gr16" draw:text-style-name="P1" draw:layer="layout" svg:width="-0.504cm" svg:height="-0.171cm" svg:x="16.1cm" svg:y="16.693cm" svg:viewBox="0 0 -505 -172" svg:d="M505 0c-38 92-127 161-220 171-81 9-160-47-245-33l-40-32">
            <text:p/>
          </draw:path>
        </draw:g>
        <draw:frame draw:style-name="gr18" draw:text-style-name="P3" draw:layer="layout" svg:width="3.1cm" svg:height="2.585cm" svg:x="13.1cm" svg:y="15cm">
          <draw:text-box>
            <text:p text:style-name="P3"><text:span text:style-name="T2">Hypnum cupressifor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31T11:36:57.69</meta:creation-date>
    <dc:date>2020-03-31T12:09:44.99</dc:date>
    <meta:editing-duration>PT17M35S</meta:editing-duration>
    <meta:editing-cycles>2</meta:editing-cycles>
    <meta:generator>OpenOffice/4.1.3$Win32 OpenOffice.org_project/413m1$Build-9783</meta:generator>
    <meta:document-statistic meta:object-count="76"/>
  </office:meta>
</office:document-meta>
</file>